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Frame_20_contents">
      <style:text-properties style:font-name="arial" fo:font-size="11pt" style:text-underline-style="none" fo:font-weight="normal" style:font-size-asian="11pt" style:font-weight-asian="normal" style:font-size-complex="11pt" style:font-weight-complex="normal"/>
    </style:style>
    <style:style style:name="P5" style:family="paragraph" style:parent-style-name="Frame_20_contents">
      <style:paragraph-properties fo:text-align="start" style:justify-single-word="false"/>
      <style:text-properties style:font-name="arial" fo:font-size="11pt" style:text-underline-style="none" fo:font-weight="normal" officeooo:paragraph-rsid="001a8dbe"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Arial" fo:font-size="11pt" officeooo:paragraph-rsid="001a8dbe" style:font-size-asian="11pt" style:font-size-complex="11pt"/>
    </style:style>
    <style:style style:name="P7" style:family="paragraph" style:parent-style-name="Standard">
      <style:text-properties officeooo:paragraph-rsid="001a8dbe"/>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1a8dbe" style:font-size-asian="10pt" style:font-size-complex="10pt"/>
    </style:style>
    <style:style style:name="P9" style:family="paragraph" style:parent-style-name="UrbanBody">
      <style:text-properties style:font-name="arial"/>
    </style:style>
    <style:style style:name="P10" style:family="paragraph" style:parent-style-name="UrbanBody">
      <style:text-properties style:font-name="arial" style:text-underline-style="none"/>
    </style:style>
    <style:style style:name="P11" style:family="paragraph" style:parent-style-name="UrbanBody">
      <style:paragraph-properties fo:margin-left="1.251cm" fo:margin-right="0cm" fo:text-indent="0cm" style:auto-text-indent="false"/>
      <style:text-properties style:font-name="arial"/>
    </style:style>
    <style:style style:name="P12" style:family="paragraph" style:parent-style-name="UrbanTitle">
      <style:text-properties style:font-name="arial" style:text-underline-style="none"/>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font-name="arial" fo:font-style="normal" fo:font-weight="bold" officeooo:rsid="0084aa93" style:font-style-asian="normal" style:font-weight-asian="bold" style:font-name-complex="Arial" style:font-style-complex="normal" style:font-weight-complex="bold"/>
    </style:style>
    <style:style style:name="T12" style:family="text">
      <style:text-properties fo:font-size="12pt" style:font-size-asian="12pt" style:font-size-complex="12pt"/>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6"><office:annotation><dc:creator>Gauthier Bastien</dc:creator><dc:date>2011-01-13T14:56:41</dc:date><text:p text:style-name="P13"><text:span text:style-name="T13">do text</text:span></text:p><text:p text:style-name="P13"><text:span text:style-name="T13">from document(at=header, format='odt')</text:span></text:p></office:annotation><text:span text:style-name="T2">Import depuis header.odt</text:span></text:p>
          </table:table-cell>
          <table:table-cell table:style-name="Tableau1.A1" office:value-type="string">
            <text:p text:style-name="P8"><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5"><text:span text:style-name="T9">DGO4 - Direction Générale Opérationnelle<text:line-break/>Aménagement du Territoire, Logement, Patrimoine et Energie<text:line-break/>Place Léopold, 3 – Immeuble « BIBOT »<text:line-break/>5000 <text:tab/>Namur<text:line-break/></text:span><text:span text:style-name="T11">RECOMMANDE</text:span></text:p>
          </table:table-cell>
        </table:table-row>
      </table:table>
      <text:p text:style-name="P7"/>
      <text:p text:style-name="P12">Lettre d'envoi second dossier</text:p>
      <text:p text:style-name="P12">Transmis du rapport du collège relatif à une demande de permis d'urbanisme</text:p>
      <text:p text:style-name="P10"/>
      <text:p text:style-name="P9"><text:span text:style-name="T12"><office:annotation><dc:creator>Gauthier Bastien</dc:creator><dc:date>2011-01-13T14:56:41</dc:date><text:p text:style-name="P13"><text:span text:style-name="T14">do text</text:span></text:p><text:p text:style-name="P13"><text:span text:style-name="T14">from document(at=reference, format='odt')</text:span></text:p></office:annotation></text:span>Import depuis reference.odt</text:p>
      <text:p text:style-name="P9"><text:span text:style-name="T5">Références SPW - DGO4 :</text:span> <text:text-input text:description="Référence DGATLP">self.getReferenceDGATLP()</text:text-input></text:p>
      <text:p text:style-name="P9"/>
      <text:p text:style-name="P9"><office:annotation><dc:creator>Gauthier Bastien</dc:creator><dc:date>2011-02-16T16:12:24</dc:date><text:p text:style-name="P13"><text:span text:style-name="T18">do text if len(self.getApplicants()) &gt; 1</text:span></text:p></office:annotation><text:span text:style-name="T5">Demandeurs :</text:span> <text:text-input text:description="Demandeurs">self.getApplicantsSignaletic()</text:text-input></text:p>
      <text:p text:style-name="P9"><office:annotation><dc:creator>Gauthier Bastien</dc:creator><dc:date>2011-02-16T16:13:21</dc:date><text:p text:style-name="P13"><text:span text:style-name="T17">do text if not len(self.getApplicants()) &gt; 1</text:span></text:p></office:annotation><text:span text:style-name="T5">Demandeur :</text:span> <text:text-input text:description="Demandeurs">self.getApplicantsSignaletic()</text:text-input></text:p>
      <text:p text:style-name="P9"><text:span text:style-name="T5">Objet :</text:span> <text:text-input text:description="Objet des travaux">self.getLicenceSubject()</text:text-input></text:p>
      <text:p text:style-name="P9"><text:span text:style-name="T5">Situation :</text:span> <text:text-input text:description="Situation des travaux">self.getWorkLocationSignaletic()</text:text-input></text:p>
      <text:p text:style-name="P9"/>
      <text:p text:style-name="P9"/>
      <text:p text:style-name="P9"><text:span text:style-name="T3"><text:tab/>Madame, Monsieur</text:span>,</text:p>
      <text:p text:style-name="P9"/>
      <text:p text:style-name="P9"><text:tab/>Conformément au prescrit de l’article 116 §4 du nouveau Code Wallon de l’Aménagement du Territoire, de l’Urbanisme et du Patrimoine, nous avons le plaisir de vous transmettre le rapport rendu par notre Collège Communal réuni en sa séance du <text:text-input text:description="Date de la séance du collège communal">tool.formatDate(urbanEventObj.getDecisionDate())</text:text-input><text:s/>avec un exemplaire des plans de la demande de permis d’urbanisme reprise sous rubrique.</text:p>
      <text:p text:style-name="P9"/>
      <text:p text:style-name="P9"><text:tab/>Avis du Collège sur la demande : <text:span text:style-name="T5"><text:text-input text:description="Décision collège">self.getValueForTemplate('decision', obj=urbanEventObj).upper()</text:text-input></text:span>. <text:s/>(voir rapport en annexe).</text:p>
      <text:p text:style-name="P9"/>
      <text:section text:style-name="Sect1" text:name="Section1">
        <text:p text:style-name="P9"><office:annotation><dc:date>2009-07-28T00:00:00</dc:date><text:p>do section- if self.getIsInSubdivision()</text:p></office:annotation><text:tab/>Cette construction s'inscrit dans le périmètre :</text:p>
        <text:p text:style-name="P11"><text:span text:style-name="T6"><office:annotation><dc:creator>sde </dc:creator><dc:date>2011-08-08T13:29:49</dc:date><text:p text:style-name="P13"><text:span text:style-name="T15">do text if self.getIsInSubdivision()</text:span></text:p><text:p text:style-name="P13"><text:span text:style-name="T15">f</text:span><text:span text:style-name="T16">rom xhtml(self.getSubdivisionDetails())</text:span></text:p></office:annotation></text:span><text:tab/></text:p>
      </text:section>
      <text:p text:style-name="P9"><text:tab/></text:p>
      <text:p text:style-name="P9"><text:tab/>En attendant votre avis sur ce dossier, nous vous prions d’agréer, Madame, Monsieur, notre parfaite considération.</text:p>
      <text:p text:style-name="P9"/>
      <text:p text:style-name="P9"/>
      <text:p text:style-name="P9"><office:annotation><dc:creator>Gauthier Bastien</dc:creator><dc:date>2011-01-13T14:56:41</dc:date><text:p text:style-name="P13"><text:span text:style-name="T14">do text</text:span></text:p><text:p text:style-name="P13"><text:span text:style-name="T14">from document(at=signatures, format='odt')</text:span></text:p></office:annotation><text:span text:style-name="T1">Import depuis signatures.odt</text:span></text:p>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3T11:24:28.560157913</dc:date>
    <dc:language>fr-FR</dc:language>
    <meta:editing-cycles>74</meta:editing-cycles>
    <meta:editing-duration>P1DT7H59M18S</meta:editing-duration>
    <meta:document-statistic meta:table-count="1" meta:image-count="0" meta:object-count="0" meta:page-count="1" meta:paragraph-count="20" meta:word-count="183" meta:character-count="1330" meta:non-whitespace-character-count="1175"/>
    <meta:user-defined meta:name="Info 1"/>
    <meta:user-defined meta:name="Info 2"/>
    <meta:user-defined meta:name="Info 3"/>
    <meta:user-defined meta:name="Info 4"/>
  </office:meta>
</office:document-meta>
</file>